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201in" svg:stroke-color="#4579b8" draw:marker-start-width="0.2in" draw:marker-end-width="0.2in" draw:stroke-linejoin="round" draw:fill="solid" draw:fill-color="#ffffff" draw:textarea-horizontal-align="center" draw:textarea-vertical-align="top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000000" draw:marker-start-width="0.2in" draw:marker-end-width="0.2in" draw:stroke-linejoin="round" draw:fill="solid" draw:fill-color="#ffffff" draw:textarea-horizontal-align="center" draw:textarea-vertical-align="top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8in" svg:stroke-color="#243f60" draw:stroke-linejoin="round" draw:fill="solid" draw:fill-color="#4f81bd" draw:textarea-horizontal-align="center" draw:textarea-vertical-align="middle" fo:padding-top="0.0138in" fo:padding-bottom="0.0138in" fo:padding-left="0.0138in" fo:padding-right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8in" svg:stroke-color="#7f7f7f" draw:stroke-linejoin="round" draw:fill="solid" draw:fill-color="#5a5a5a" draw:textarea-horizontal-align="center" draw:textarea-vertical-align="middle" fo:padding-top="0.0138in" fo:padding-bottom="0.0138in" fo:padding-left="0.0138in" fo:padding-right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2" svg:stroke-width="0.0071in" svg:stroke-color="#7f7f7f" draw:stroke-linejoin="round" draw:fill="solid" draw:fill-color="#ffffff" draw:textarea-horizontal-align="center" draw:textarea-vertical-align="top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8in" svg:stroke-color="#7f7f7f" draw:stroke-linejoin="round" draw:fill="solid" draw:fill-color="#000000" draw:textarea-horizontal-align="center" draw:textarea-vertical-align="middle" fo:padding-top="0.0138in" fo:padding-bottom="0.0138in" fo:padding-left="0.0138in" fo:padding-right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1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vertical-pos="from-top" style:vertical-rel="paragraph" style:horizontal-pos="from-left" style:horizontal-rel="paragraph"/>
    </style:style>
    <style:style style:name="gr12" style:family="graphic">
      <style:graphic-properties draw:stroke="dash" draw:stroke-dash="Ultrafine_20_Dashed" svg:stroke-color="#b2b2b2" draw:marker-start="Arrow" draw:marker-start-width="0.3598in" draw:fill="none" draw:textarea-horizontal-align="center" draw:textarea-vertical-align="middle" style:run-through="foreground"/>
    </style:style>
    <style:style style:name="gr13" style:family="graphic">
      <style:graphic-properties svg:stroke-color="#999999" draw:fill-color="#cccccc" draw:textarea-horizontal-align="justify" draw:textarea-vertical-align="middle" draw:auto-grow-height="false" style:run-through="foreground"/>
    </style:style>
    <style:style style:name="gr14" style:family="graphic">
      <style:graphic-properties draw:stroke="none" svg:stroke-color="#000000" draw:fill="solid" draw:fill-color="#ffffff" fo:min-height="0.1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1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2" draw:style-name="gr11"><draw:ellipse draw:style-name="gr12" draw:text-style-name="P2" svg:width="0.3071in" svg:height="0.3016in" svg:x="2.8854in" svg:y="2.1492in"><text:p/></draw:ellipse><draw:custom-shape draw:style-name="gr13" svg:width="0.1051in" svg:height="0.0913in" draw:transform="rotate (-1.5707963267949) translate (3.09027777777778in 2.09930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23" draw:style-name="gr11"><draw:ellipse draw:style-name="gr12" draw:text-style-name="P2" svg:width="0.3071in" svg:height="0.3016in" svg:x="3.1445in" svg:y="2.528in"><text:p/></draw:ellipse><draw:custom-shape draw:style-name="gr13" svg:width="0.1051in" svg:height="0.0913in" draw:transform="rotate (-1.5707963267949) translate (3.34930555555556in 2.4777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21" draw:style-name="gr11"><draw:ellipse draw:style-name="gr12" draw:text-style-name="P2" svg:width="0.3071in" svg:height="0.3016in" svg:x="1.5016in" svg:y="1.0091in"><text:p/></draw:ellipse><draw:custom-shape draw:style-name="gr13" svg:width="0.1051in" svg:height="0.0913in" draw:transform="rotate (1.5707963267949) translate (1.59722222222222in 1.06736111111111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24" draw:style-name="gr11"><draw:ellipse draw:style-name="gr12" draw:text-style-name="P2" svg:width="0.3071in" svg:height="0.3016in" svg:x="4.1598in" svg:y="0.9992in"><text:p/></draw:ellipse><draw:custom-shape draw:style-name="gr13" svg:width="0.1051in" svg:height="0.0913in" draw:transform="rotate (1.5707963267949) translate (4.25555555555556in 1.05763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25" draw:style-name="gr11"><draw:ellipse draw:style-name="gr12" draw:text-style-name="P2" svg:width="0.3071in" svg:height="0.3016in" svg:x="2.8756in" svg:y="2.528in"><text:p/></draw:ellipse><draw:custom-shape draw:style-name="gr13" svg:width="0.1051in" svg:height="0.0913in" draw:transform="rotate (-1.5707963267949) translate (3.08016185476815in 2.4777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26" draw:style-name="gr11"><draw:ellipse draw:style-name="gr12" draw:text-style-name="P2" svg:width="0.3071in" svg:height="0.3016in" draw:transform="rotate (-3.14159265358979) translate (1.85347222222222in 3.72638888888889in)"><text:p/></draw:ellipse><draw:custom-shape draw:style-name="gr13" svg:width="0.1051in" svg:height="0.0913in" draw:transform="rotate (1.5707963267949) translate (1.64930555555556in 3.77638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27" draw:style-name="gr11"><draw:ellipse draw:style-name="gr12" draw:text-style-name="P2" svg:width="0.3071in" svg:height="0.3016in" draw:transform="rotate (-3.14159265358979) translate (4.48263888888889in 3.73125in)"><text:p/></draw:ellipse><draw:custom-shape draw:style-name="gr13" svg:width="0.1051in" svg:height="0.0913in" draw:transform="rotate (1.5707963267949) translate (4.27847222222222in 3.7812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ellipse text:anchor-type="paragraph" draw:z-index="9" draw:name="Oval 48" draw:style-name="gr3" draw:text-style-name="P2" svg:width="0.1098in" svg:height="0.1197in" svg:x="2.9799in" svg:y="2.6126in"><text:p/></draw:ellipse><draw:ellipse text:anchor-type="paragraph" draw:z-index="10" draw:name="Oval 5" draw:style-name="gr4" draw:text-style-name="P2" svg:width="0.1098in" svg:height="0.1197in" svg:x="4.2591in" svg:y="1.0898in"><text:p/></draw:ellipse><draw:line text:anchor-type="paragraph" draw:z-index="1" draw:name="Straight Connector 60" draw:style-name="gr2" draw:text-style-name="P2" svg:x1="3.0898in" svg:y1="2.7035in" svg:x2="4.337in" svg:y2="1.2091in"><text:p/></draw:line><draw:ellipse text:anchor-type="paragraph" draw:z-index="11" draw:name="Oval 53" draw:style-name="gr4" draw:text-style-name="P2" svg:width="0.1098in" svg:height="0.1197in" svg:x="1.6417in" svg:y="3.5146in"><text:p/></draw:ellipse><draw:line text:anchor-type="paragraph" draw:z-index="2" draw:name="Straight Connector 20" draw:style-name="gr1" draw:text-style-name="P2" svg:x1="1.678in" svg:y1="3.5256in" svg:x2="2.9945in" svg:y2="2.2591in"><text:p/></draw:line><draw:line text:anchor-type="paragraph" draw:z-index="12" draw:name="Straight Connector 10" draw:style-name="gr5" draw:text-style-name="P2" svg:x1="1.6118in" svg:y1="2.3008in" svg:x2="4.3173in" svg:y2="2.3008in"><text:p/></draw:line><draw:line text:anchor-type="paragraph" draw:z-index="3" draw:name="Straight Connector 1" draw:style-name="gr1" draw:text-style-name="P2" svg:x1="3.3165in" svg:y1="2.6173in" svg:x2="4.2858in" svg:y2="3.6047in"><text:p/></draw:line><draw:line text:anchor-type="paragraph" draw:z-index="4" draw:name="Straight Connector 24" draw:style-name="gr1" draw:text-style-name="P2" svg:x1="3.0811in" svg:y1="2.2591in" svg:x2="4.3555in" svg:y2="3.5425in"><text:p/></draw:line><draw:ellipse text:anchor-type="paragraph" draw:z-index="13" draw:name="Oval 61" draw:style-name="gr4" draw:text-style-name="P2" svg:width="0.1098in" svg:height="0.1197in" svg:x="4.272in" svg:y="3.5217in"><text:p/></draw:ellipse><draw:line text:anchor-type="paragraph" draw:z-index="5" draw:name="Straight Connector 12" draw:style-name="gr2" draw:text-style-name="P2" svg:x1="3.0811in" svg:y1="2.3264in" svg:x2="4.2622in" svg:y2="1.1102in"><text:p/></draw:line><draw:line text:anchor-type="paragraph" draw:z-index="6" draw:name="Straight Connector 14" draw:style-name="gr2" draw:text-style-name="P2" svg:x1="1.6783in" svg:y1="1.1035in" svg:x2="2.9799in" svg:y2="2.3299in"><text:p/></draw:line><draw:line text:anchor-type="paragraph" draw:z-index="7" draw:name="Straight Connector 47" draw:style-name="gr2" draw:text-style-name="P2" svg:x1="1.5972in" svg:y1="1.1957in" svg:x2="2.9799in" svg:y2="2.7083in"><text:p/></draw:line><draw:ellipse text:anchor-type="paragraph" draw:z-index="15" draw:name="Oval 2" draw:style-name="gr4" draw:text-style-name="P2" svg:width="0.1098in" svg:height="0.1197in" svg:x="1.5972in" svg:y="1.1035in"><text:p/></draw:ellipse><draw:frame text:anchor-type="paragraph" draw:z-index="16" draw:style-name="gr7" svg:width="0.6803in" svg:height="0.2453in" svg:x="2.7661in" svg:y="3.1772in"><draw:text-box><text:p text:style-name="P2">Port</text:p></draw:text-box></draw:frame><draw:frame text:anchor-type="paragraph" draw:z-index="17" draw:style-name="gr8" svg:width="1.0059in" svg:height="0.3213in" svg:x="2.5882in" svg:y="1.3098in"><draw:text-box><text:p text:style-name="P2">Starboard</text:p></draw:text-box></draw:frame><draw:frame text:anchor-type="paragraph" draw:z-index="18" draw:style-name="gr9" svg:width="0.7232in" svg:height="0.1878in" svg:x="1.2626in" svg:y="2.1917in"><draw:text-box><text:p>Fore</text:p></draw:text-box></draw:frame><draw:frame text:anchor-type="paragraph" draw:z-index="19" draw:style-name="gr10" svg:width="0.4835in" svg:height="0.2157in" svg:x="4.0256in" svg:y="2.1862in"><draw:text-box><text:p text:style-name="P3">Aft</text:p></draw:text-box></draw:frame><draw:ellipse text:anchor-type="paragraph" draw:z-index="20" draw:name="Oval 48" draw:style-name="gr3" draw:text-style-name="P2" svg:width="0.1098in" svg:height="0.1197in" svg:x="3.2339in" svg:y="2.6173in"><text:p/></draw:ellipse><draw:line text:anchor-type="paragraph" draw:z-index="8" draw:name="Straight Connector 9" draw:style-name="gr1" draw:text-style-name="P2" svg:x1="1.7217in" svg:y1="3.6343in" svg:x2="3.0197in" svg:y2="2.6126in"><text:p/></draw:line><draw:frame text:anchor-type="paragraph" draw:z-index="28" draw:style-name="gr9" draw:text-style-name="P5" svg:width="0.2488in" svg:height="0.163in" svg:x="1.7846in" svg:y="3.6602in"><draw:text-box><text:p text:style-name="P4"><text:span text:style-name="T1">CW</text:span></text:p></draw:text-box></draw:frame><draw:frame text:anchor-type="paragraph" draw:z-index="29" draw:style-name="gr9" draw:text-style-name="P5" svg:width="0.2488in" svg:height="0.163in" svg:x="4.4098in" svg:y="3.6602in"><draw:text-box><text:p text:style-name="P4"><text:span text:style-name="T1">CW</text:span></text:p></draw:text-box></draw:frame><draw:frame text:anchor-type="paragraph" draw:z-index="30" draw:style-name="gr14" draw:text-style-name="P5" svg:width="0.2488in" svg:height="0.163in" svg:x="1.7425in" svg:y="0.9409in"><draw:text-box><text:p text:style-name="P4"><text:span text:style-name="T1">CCW</text:span></text:p></draw:text-box></draw:frame><draw:frame text:anchor-type="paragraph" draw:z-index="31" draw:style-name="gr9" draw:text-style-name="P5" svg:width="0.2488in" svg:height="0.163in" svg:x="4.3909in" svg:y="0.9457in"><draw:text-box><text:p text:style-name="P4"><text:span text:style-name="T1">CCW</text:span></text:p></draw:text-box></draw:frame><draw:frame text:anchor-type="paragraph" draw:z-index="32" draw:style-name="gr9" draw:text-style-name="P5" svg:width="0.2488in" svg:height="0.163in" svg:x="3.0811in" svg:y="2.0201in"><draw:text-box><text:p text:style-name="P4"><text:span text:style-name="T1">CW</text:span></text:p></draw:text-box></draw:frame><draw:frame text:anchor-type="paragraph" draw:z-index="33" draw:style-name="gr9" draw:text-style-name="P5" svg:width="0.2488in" svg:height="0.163in" svg:x="3.2252in" svg:y="2.7819in"><draw:text-box><text:p text:style-name="P4"><text:span text:style-name="T1">CW</text:span></text:p></draw:text-box></draw:frame><draw:frame text:anchor-type="paragraph" draw:z-index="34" draw:style-name="gr9" draw:text-style-name="P5" svg:width="0.2488in" svg:height="0.163in" svg:x="2.9764in" svg:y="2.7819in"><draw:text-box><text:p text:style-name="P4"><text:span text:style-name="T1">CW</text:span></text:p></draw:text-box></draw:frame><draw:line text:anchor-type="paragraph" draw:z-index="35" draw:name="Straight Connector 14" draw:style-name="gr2" draw:text-style-name="P2" svg:x1="1.6091in" svg:y1="4.0555in" svg:x2="1.9256in" svg:y2="4.0555in"><text:p/></draw:line><draw:line text:anchor-type="paragraph" draw:z-index="0" draw:name="Straight Connector 9" draw:style-name="gr1" draw:text-style-name="P2" svg:x1="3.0626in" svg:y1="2.6173in" svg:x2="3.3169in" svg:y2="2.6173in"><text:p/></draw:line><draw:line text:anchor-type="paragraph" draw:z-index="36" draw:name="Straight Connector 9" draw:style-name="gr1" draw:text-style-name="P2" svg:x1="1.6189in" svg:y1="4.1898in" svg:x2="1.9307in" svg:y2="4.1898in"><text:p/></draw:line><draw:frame text:anchor-type="paragraph" draw:z-index="37" draw:style-name="gr15" draw:text-style-name="P6" svg:width="0.7232in" svg:height="0.1197in" svg:x="1.9646in" svg:y="3.9984in"><draw:text-box><text:p text:style-name="P6"><text:span text:style-name="T2">Double Sided Belt</text:span></text:p></draw:text-box></draw:frame><draw:frame text:anchor-type="paragraph" draw:z-index="38" draw:style-name="gr15" draw:text-style-name="P6" svg:width="0.7232in" svg:height="0.1197in" svg:x="1.9646in" svg:y="4.1181in"><draw:text-box><text:p text:style-name="P6"><text:span text:style-name="T2">Single Sided Belt</text:span></text:p></draw:text-box></draw:frame><draw:ellipse text:anchor-type="paragraph" draw:z-index="14" draw:name="Oval 59" draw:style-name="gr6" draw:text-style-name="P2" svg:width="0.1098in" svg:height="0.1197in" svg:x="2.9799in" svg:y="2.239in"><text:p/></draw:ellipse><draw:ellipse text:anchor-type="paragraph" draw:z-index="39" draw:name="Oval 2" draw:style-name="gr4" draw:text-style-name="P2" svg:width="0.1098in" svg:height="0.1197in" svg:x="3.0965in" svg:y="3.9673in"><text:p/></draw:ellipse><draw:ellipse text:anchor-type="paragraph" draw:z-index="40" draw:name="Oval 59" draw:style-name="gr6" draw:text-style-name="P2" svg:width="0.1098in" svg:height="0.1197in" svg:x="3.0965in" svg:y="3.7437in"><text:p/></draw:ellipse><draw:ellipse text:anchor-type="paragraph" draw:z-index="41" draw:name="Oval 48" draw:style-name="gr3" draw:text-style-name="P2" svg:width="0.1098in" svg:height="0.1197in" svg:x="3.0992in" svg:y="4.1835in"><text:p/></draw:ellipse><draw:frame text:anchor-type="paragraph" draw:z-index="42" draw:style-name="gr15" draw:text-style-name="P6" svg:width="0.3657in" svg:height="0.1197in" svg:x="3.2819in" svg:y="3.7398in"><draw:text-box><text:p text:style-name="P6"><text:span text:style-name="T2">Engine</text:span></text:p></draw:text-box></draw:frame><draw:frame text:anchor-type="paragraph" draw:z-index="43" draw:style-name="gr15" draw:text-style-name="P6" svg:width="0.3657in" svg:height="0.1197in" svg:x="3.2819in" svg:y="3.9646in"><draw:text-box><text:p text:style-name="P6"><text:span text:style-name="T2">Propeller</text:span></text:p></draw:text-box></draw:frame><draw:frame text:anchor-type="paragraph" draw:z-index="44" draw:style-name="gr15" draw:text-style-name="P6" svg:width="0.3657in" svg:height="0.1197in" svg:x="3.2772in" svg:y="4.1799in"><draw:text-box><text:p text:style-name="P6"><text:span text:style-name="T2">Idler</text:span></text:p></draw:text-box></draw:frame><draw:frame text:anchor-type="paragraph" draw:z-index="45" draw:style-name="gr8" svg:width="1.0059in" svg:height="0.3213in" svg:x="2.598in" svg:y="0.7898in"><draw:text-box><text:p text:style-name="P2">Top View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300 300" svg:d="m150 0 150 300h-300z"/>
    <draw:stroke-dash draw:name="Dash_20_2" draw:display-name="Dash 2" draw:style="rect" draw:dots2="1" draw:dots2-length="0.0551in" draw:distance="0.0413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</meta:initial-creator>
    <meta:editing-cycles>12</meta:editing-cycles>
    <meta:creation-date>2013-12-05T02:11:00</meta:creation-date>
    <dc:date>2014-06-13T21:32:48.557000000</dc:date>
    <meta:editing-duration>PT13H20M46S</meta:editing-duration>
    <meta:generator>LibreOffice/4.1.6.2$Windows_x86 LibreOffice_project/40ff705089295be5be0aae9b15123f687c05b0a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